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FaultOutInterceptor.handleMessage( 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biFaultOutInterceptor.createFault( NormalizedMessage n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